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3.3465in" style:rel-column-width="32767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9f57a" officeooo:paragraph-rsid="0009f57a"/>
    </style:style>
    <style:style style:name="P2" style:family="paragraph" style:parent-style-name="Standard">
      <style:text-properties fo:font-weight="bold" officeooo:rsid="000af4a2" officeooo:paragraph-rsid="000af4a2" style:font-weight-asian="bold" style:font-weight-complex="bold"/>
    </style:style>
    <style:style style:name="P3" style:family="paragraph" style:parent-style-name="Standard">
      <style:text-properties fo:font-weight="bold" officeooo:rsid="000e62a7" officeooo:paragraph-rsid="000e62a7" style:font-weight-asian="bold" style:font-weight-complex="bold"/>
    </style:style>
    <style:style style:name="P4" style:family="paragraph" style:parent-style-name="Standard">
      <style:text-properties fo:font-weight="bold" officeooo:rsid="001012f0" officeooo:paragraph-rsid="001012f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b0b2" officeooo:paragraph-rsid="0011ed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8acf" officeooo:paragraph-rsid="0011ed0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8acf" officeooo:paragraph-rsid="0011e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 style:list-style-name="L1">
      <style:text-properties fo:font-weight="bold" officeooo:rsid="000af4a2" officeooo:paragraph-rsid="000af4a2" style:font-weight-asian="bold" style:font-weight-complex="bold"/>
    </style:style>
    <style:style style:name="P9" style:family="paragraph" style:parent-style-name="Standard" style:list-style-name="L1">
      <style:text-properties fo:font-weight="bold" officeooo:rsid="000c6d23" officeooo:paragraph-rsid="000c6d23" style:font-weight-asian="bold" style:font-weight-complex="bold"/>
    </style:style>
    <style:style style:name="P10" style:family="paragraph" style:parent-style-name="Standard" style:list-style-name="L3">
      <style:text-properties fo:font-weight="bold" officeooo:rsid="001021ed" officeooo:paragraph-rsid="001021ed" style:font-weight-asian="bold" style:font-weight-complex="bold"/>
    </style:style>
    <style:style style:name="P11" style:family="paragraph" style:parent-style-name="Standard">
      <style:text-properties fo:font-weight="bold" officeooo:rsid="001021ed" officeooo:paragraph-rsid="001021ed" style:font-weight-asian="bold" style:font-weight-complex="bold"/>
    </style:style>
    <style:style style:name="P12" style:family="paragraph" style:parent-style-name="Standard">
      <style:text-properties fo:font-weight="bold" officeooo:rsid="0023fccb" officeooo:paragraph-rsid="0011ed05" style:font-weight-asian="bold" style:font-weight-complex="bold"/>
    </style:style>
    <style:style style:name="P13" style:family="paragraph" style:parent-style-name="Standard" style:list-style-name="L15">
      <style:text-properties fo:font-weight="bold" officeooo:rsid="0003ee9f" officeooo:paragraph-rsid="0011ed05" style:font-weight-asian="bold" style:font-weight-complex="bold"/>
    </style:style>
    <style:style style:name="P14" style:family="paragraph" style:parent-style-name="Standard">
      <style:text-properties fo:font-weight="bold" officeooo:rsid="0003ee9f" officeooo:paragraph-rsid="0011ed05" style:font-weight-asian="bold" style:font-weight-complex="bold"/>
    </style:style>
    <style:style style:name="P15" style:family="paragraph" style:parent-style-name="Standard" style:list-style-name="L16">
      <style:text-properties fo:font-weight="bold" officeooo:rsid="0007f0ed" officeooo:paragraph-rsid="0011ed05" style:font-weight-asian="bold" style:font-weight-complex="bold"/>
    </style:style>
    <style:style style:name="P16" style:family="paragraph" style:parent-style-name="Standard">
      <style:text-properties fo:font-weight="bold" officeooo:rsid="0007f0ed" officeooo:paragraph-rsid="0011ed05" style:font-weight-asian="bold" style:font-weight-complex="bold"/>
    </style:style>
    <style:style style:name="P17" style:family="paragraph" style:parent-style-name="Standard">
      <style:text-properties fo:font-weight="bold" officeooo:rsid="000a88c6" officeooo:paragraph-rsid="0011ed05" style:font-weight-asian="bold" style:font-weight-complex="bold"/>
    </style:style>
    <style:style style:name="P18" style:family="paragraph" style:parent-style-name="Standard" style:list-style-name="L17">
      <style:text-properties fo:font-weight="bold" officeooo:rsid="000bc9a1" officeooo:paragraph-rsid="0011ed05" style:font-weight-asian="bold" style:font-weight-complex="bold"/>
    </style:style>
    <style:style style:name="P19" style:family="paragraph" style:parent-style-name="Standard">
      <style:text-properties fo:font-weight="bold" officeooo:rsid="000bc9a1" officeooo:paragraph-rsid="0011ed05" style:font-weight-asian="bold" style:font-weight-complex="bold"/>
    </style:style>
    <style:style style:name="P20" style:family="paragraph" style:parent-style-name="Standard">
      <style:text-properties fo:font-weight="bold" officeooo:rsid="000e4768" officeooo:paragraph-rsid="0011ed05" style:font-weight-asian="bold" style:font-weight-complex="bold"/>
    </style:style>
    <style:style style:name="P21" style:family="paragraph" style:parent-style-name="Standard" style:list-style-name="L18">
      <style:text-properties fo:font-weight="bold" officeooo:rsid="000f9415" officeooo:paragraph-rsid="0011ed05" style:font-weight-asian="bold" style:font-weight-complex="bold"/>
    </style:style>
    <style:style style:name="P22" style:family="paragraph" style:parent-style-name="Standard">
      <style:text-properties fo:font-weight="bold" officeooo:rsid="000f9415" officeooo:paragraph-rsid="0011ed05" style:font-weight-asian="bold" style:font-weight-complex="bold"/>
    </style:style>
    <style:style style:name="P23" style:family="paragraph" style:parent-style-name="Standard" style:list-style-name="L18">
      <style:text-properties fo:font-weight="bold" officeooo:rsid="00235916" officeooo:paragraph-rsid="0011ed05" style:font-weight-asian="bold" style:font-weight-complex="bold"/>
    </style:style>
    <style:style style:name="P24" style:family="paragraph" style:parent-style-name="Standard" style:list-style-name="L19">
      <style:text-properties fo:font-weight="bold" officeooo:rsid="000fe7e5" officeooo:paragraph-rsid="0011ed05" style:font-weight-asian="bold" style:font-weight-complex="bold"/>
    </style:style>
    <style:style style:name="P25" style:family="paragraph" style:parent-style-name="Standard">
      <style:text-properties fo:font-weight="bold" officeooo:rsid="000fe7e5" officeooo:paragraph-rsid="0011ed05" style:font-weight-asian="bold" style:font-weight-complex="bold"/>
    </style:style>
    <style:style style:name="P26" style:family="paragraph" style:parent-style-name="Standard" style:list-style-name="L20">
      <style:text-properties fo:font-weight="bold" officeooo:rsid="00146cd0" officeooo:paragraph-rsid="0011ed05" style:font-weight-asian="bold" style:font-weight-complex="bold"/>
    </style:style>
    <style:style style:name="P27" style:family="paragraph" style:parent-style-name="Standard">
      <style:text-properties fo:font-weight="bold" officeooo:rsid="00146cd0" officeooo:paragraph-rsid="0011ed05" style:font-weight-asian="bold" style:font-weight-complex="bold"/>
    </style:style>
    <style:style style:name="P28" style:family="paragraph" style:parent-style-name="Standard" style:list-style-name="L21">
      <style:text-properties fo:font-weight="bold" officeooo:rsid="00160d02" officeooo:paragraph-rsid="0011ed05" style:font-weight-asian="bold" style:font-weight-complex="bold"/>
    </style:style>
    <style:style style:name="P29" style:family="paragraph" style:parent-style-name="Standard">
      <style:text-properties fo:font-weight="bold" officeooo:rsid="00160d02" officeooo:paragraph-rsid="0011ed05" style:font-weight-asian="bold" style:font-weight-complex="bold"/>
    </style:style>
    <style:style style:name="P30" style:family="paragraph" style:parent-style-name="Standard" style:list-style-name="L22">
      <style:text-properties fo:font-weight="bold" officeooo:rsid="0019531a" officeooo:paragraph-rsid="0011ed05" style:font-weight-asian="bold" style:font-weight-complex="bold"/>
    </style:style>
    <style:style style:name="P31" style:family="paragraph" style:parent-style-name="Standard">
      <style:text-properties fo:font-weight="bold" officeooo:rsid="0019531a" officeooo:paragraph-rsid="0011ed05" style:font-weight-asian="bold" style:font-weight-complex="bold"/>
    </style:style>
    <style:style style:name="P32" style:family="paragraph" style:parent-style-name="Standard" style:list-style-name="L22">
      <style:text-properties fo:font-weight="bold" officeooo:rsid="0019cbf6" officeooo:paragraph-rsid="0011ed05" style:font-weight-asian="bold" style:font-weight-complex="bold"/>
    </style:style>
    <style:style style:name="P33" style:family="paragraph" style:parent-style-name="Standard">
      <style:text-properties fo:font-weight="bold" officeooo:rsid="0019cbf6" officeooo:paragraph-rsid="0011ed05" style:font-weight-asian="bold" style:font-weight-complex="bold"/>
    </style:style>
    <style:style style:name="P34" style:family="paragraph" style:parent-style-name="Standard">
      <style:text-properties fo:font-weight="bold" officeooo:rsid="001b1b25" officeooo:paragraph-rsid="0011ed05" style:font-weight-asian="bold" style:font-weight-complex="bold"/>
    </style:style>
    <style:style style:name="P35" style:family="paragraph" style:parent-style-name="Standard" style:list-style-name="L23">
      <style:text-properties fo:font-weight="bold" officeooo:rsid="001b348e" officeooo:paragraph-rsid="0011ed05" style:font-weight-asian="bold" style:font-weight-complex="bold"/>
    </style:style>
    <style:style style:name="P36" style:family="paragraph" style:parent-style-name="Standard" style:list-style-name="L23">
      <style:text-properties fo:font-weight="bold" officeooo:rsid="001cee4a" officeooo:paragraph-rsid="0011ed05" style:font-weight-asian="bold" style:font-weight-complex="bold"/>
    </style:style>
    <style:style style:name="P37" style:family="paragraph" style:parent-style-name="Standard" style:list-style-name="L23">
      <style:text-properties fo:font-weight="bold" officeooo:rsid="001d1af8" officeooo:paragraph-rsid="0011ed05" style:font-weight-asian="bold" style:font-weight-complex="bold"/>
    </style:style>
    <style:style style:name="P38" style:family="paragraph" style:parent-style-name="Standard">
      <style:text-properties fo:font-weight="bold" officeooo:rsid="001d1af8" officeooo:paragraph-rsid="0011ed05" style:font-weight-asian="bold" style:font-weight-complex="bold"/>
    </style:style>
    <style:style style:name="P39" style:family="paragraph" style:parent-style-name="Standard" style:list-style-name="L24">
      <style:text-properties fo:font-weight="bold" officeooo:rsid="001ee7b3" officeooo:paragraph-rsid="0011ed05" style:font-weight-asian="bold" style:font-weight-complex="bold"/>
    </style:style>
    <style:style style:name="P40" style:family="paragraph" style:parent-style-name="Standard">
      <style:text-properties fo:font-weight="bold" officeooo:rsid="001ee7b3" officeooo:paragraph-rsid="0011ed05" style:font-weight-asian="bold" style:font-weight-complex="bold"/>
    </style:style>
    <style:style style:name="P41" style:family="paragraph" style:parent-style-name="Standard">
      <style:text-properties fo:font-weight="bold" officeooo:rsid="0020195d" officeooo:paragraph-rsid="0011ed05" style:font-weight-asian="bold" style:font-weight-complex="bold"/>
    </style:style>
    <style:style style:name="P42" style:family="paragraph" style:parent-style-name="Standard">
      <style:text-properties fo:font-weight="bold" officeooo:rsid="0020f5ca" officeooo:paragraph-rsid="0011ed05" style:font-weight-asian="bold" style:font-weight-complex="bold"/>
    </style:style>
    <style:style style:name="P43" style:family="paragraph" style:parent-style-name="Standard">
      <style:text-properties fo:font-weight="bold" officeooo:rsid="0023f647" officeooo:paragraph-rsid="0011ed05" style:font-weight-asian="bold" style:font-weight-complex="bold"/>
    </style:style>
    <style:style style:name="P44" style:family="paragraph" style:parent-style-name="Standard" style:list-style-name="L1">
      <style:text-properties fo:font-weight="normal" officeooo:rsid="000af4a2" officeooo:paragraph-rsid="000af4a2" style:font-weight-asian="normal" style:font-weight-complex="normal"/>
    </style:style>
    <style:style style:name="P45" style:family="paragraph" style:parent-style-name="Standard">
      <style:text-properties fo:font-weight="normal" officeooo:rsid="000c6d23" officeooo:paragraph-rsid="000c6d23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0e62a7" officeooo:paragraph-rsid="000e62a7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0f0498" officeooo:paragraph-rsid="000f0498" style:font-weight-asian="normal" style:font-weight-complex="normal"/>
    </style:style>
    <style:style style:name="P48" style:family="paragraph" style:parent-style-name="Standard" style:list-style-name="L2">
      <style:text-properties fo:font-weight="normal" officeooo:rsid="001012f0" officeooo:paragraph-rsid="001012f0" style:font-weight-asian="normal" style:font-weight-complex="normal"/>
    </style:style>
    <style:style style:name="P49" style:family="paragraph" style:parent-style-name="Standard">
      <style:text-properties fo:font-weight="normal" officeooo:rsid="001012f0" officeooo:paragraph-rsid="001012f0" style:font-weight-asian="normal" style:font-weight-complex="normal"/>
    </style:style>
    <style:style style:name="P50" style:family="paragraph" style:parent-style-name="Standard" style:list-style-name="L3">
      <style:text-properties fo:font-weight="normal" officeooo:rsid="001021ed" officeooo:paragraph-rsid="001021ed" style:font-weight-asian="normal" style:font-weight-complex="normal"/>
    </style:style>
    <style:style style:name="P51" style:family="paragraph" style:parent-style-name="Standard">
      <style:text-properties officeooo:rsid="00007ea3" officeooo:paragraph-rsid="0011ed05"/>
    </style:style>
    <style:style style:name="P52" style:family="paragraph" style:parent-style-name="Standard" style:list-style-name="L4">
      <style:text-properties officeooo:rsid="0000b8e4" officeooo:paragraph-rsid="0011ed05"/>
    </style:style>
    <style:style style:name="P53" style:family="paragraph" style:parent-style-name="Standard">
      <style:text-properties officeooo:rsid="0000b8e4" officeooo:paragraph-rsid="0011ed05"/>
    </style:style>
    <style:style style:name="P54" style:family="paragraph" style:parent-style-name="Standard" style:list-style-name="L15">
      <style:text-properties officeooo:rsid="0003ee9f" officeooo:paragraph-rsid="0011ed05"/>
    </style:style>
    <style:style style:name="P55" style:family="paragraph" style:parent-style-name="Standard">
      <style:text-properties officeooo:rsid="0003ee9f" officeooo:paragraph-rsid="0011ed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ee9f" style:font-weight-asian="normal" style:font-weight-complex="normal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 fo:font-weight="normal" officeooo:rsid="000c8c49" style:font-weight-asian="normal" style:font-weight-complex="normal"/>
    </style:style>
    <style:style style:name="T6" style:family="text">
      <style:text-properties fo:language="pt" fo:country="BR" fo:font-weight="normal" officeooo:rsid="00115e2a" style:font-weight-asian="normal" style:font-weight-complex="normal"/>
    </style:style>
    <style:style style:name="T7" style:family="text">
      <style:text-properties fo:language="pt" fo:country="BR" fo:font-weight="normal" officeooo:rsid="001a8f03" style:font-weight-asian="normal" style:font-weight-complex="normal"/>
    </style:style>
    <style:style style:name="T8" style:family="text">
      <style:text-properties fo:language="pt" fo:country="BR" officeooo:rsid="00115e2a"/>
    </style:style>
    <style:style style:name="T9" style:family="text">
      <style:text-properties fo:language="pt" fo:country="BR" officeooo:rsid="001a8f0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3ee9f" style:font-weight-asian="bold" style:font-weight-complex="bold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21409a" fo:language="pt" fo:country="B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E<text:span text:style-name="T1">:</text:span></text:p>
      <text:list xml:id="list3220675828" text:style-name="L1">
        <text:list-item>
          <text:p text:style-name="P8"><text:span text:style-name="T1">o preço à vista do produto, FOB ou posto na fronteira é </text:span>indicativo<text:span text:style-name="T1"> </text:span>do preço normal<text:span text:style-name="T1">;</text:span></text:p>
        </text:list-item>
        <text:list-item>
          <text:p text:style-name="P8"><text:span text:style-name="T1">se preço da mercadoria for de difícil apuração ou de variação brusca no mercado internacional, a CAMEX fixará </text:span>critérios específicos<text:span text:style-name="T1"> ou estabelecerá </text:span>pauta de valor mínimo<text:span text:style-name="T1"> para a apuração da BC;</text:span></text:p>
        </text:list-item>
        <text:list-item>
          <text:p text:style-name="P44">para efeito da determinação da BC, o preço de venda das mercadorias exportadas não poderá ser inferior ao seu custo de aquisição ou produção, acrescido dos impostos e das contribuições incidentes e da margem de lucro de 15% sobre a soma dos custos, mais impostos e contribuições;</text:p>
        </text:list-item>
        <text:list-item>
          <text:p text:style-name="P8"><text:span text:style-name="T1">alíquota será de </text:span>30% podendo ser aumentada até 150%<text:span text:style-name="T1"> pela CAMEX;</text:span></text:p>
        </text:list-item>
        <text:list-item>
          <text:p text:style-name="P9"><text:span text:style-name="T1">a forma e o prazo de pagamento do IE serão fixados pelo </text:span>Ministro da Fazenda<text:span text:style-name="T1">.</text:span></text:p>
        </text:list-item>
      </text:list>
      <text:p text:style-name="P45"/>
      <text:p text:style-name="P3">IPI na importação<text:span text:style-name="T1">:</text:span></text:p>
      <text:list xml:id="list933557353" text:style-name="L2">
        <text:list-item>
          <text:p text:style-name="P46">FG ocorre no desembaraço aduaneiro;</text:p>
        </text:list-item>
        <text:list-item>
          <text:p text:style-name="P46">recolhimento tributário ocorre no registro da DI;</text:p>
        </text:list-item>
        <text:list-item>
          <text:p text:style-name="P47">não incide sobre:</text:p>
          <text:list>
            <text:list-item>
              <text:p text:style-name="P47">mercadoria estrangeira que veio ao Brasil por erro inequívoco;</text:p>
            </text:list-item>
            <text:list-item>
              <text:p text:style-name="P47">mercadoria estrangeira idêntica que veio ao Brasil para repor outra anteriormente importada no caso de defeito ou por ser imprestável;</text:p>
            </text:list-item>
            <text:list-item>
              <text:p text:style-name="P47">embarcações feitas no Brasil e transferidas por matriz de empresa brasileira de navegação para subsidiária integral no exterior, que retornem ao registro brasileiro, como propriedade da mesma empresa nacional de origem;</text:p>
            </text:list-item>
          </text:list>
        </text:list-item>
        <text:list-item>
          <text:p text:style-name="P47">BC = valor aduaneiro + montante do II + encargos cambiais;</text:p>
        </text:list-item>
        <text:list-item>
          <text:p text:style-name="P48">bens integrantes de RPI amparados por RTS: II de 60%, isentos de IPI;</text:p>
        </text:list-item>
        <text:list-item>
          <text:p text:style-name="P48">bens integrantes de bagagem amparados por RTE: II de 50%, isentos de IPI.</text:p>
        </text:list-item>
      </text:list>
      <text:p text:style-name="P49"/>
      <text:p text:style-name="P4">PIS/COFINS-importação<text:span text:style-name="T1">:</text:span></text:p>
      <text:list xml:id="list2732974414" text:style-name="L3">
        <text:list-item>
          <text:p text:style-name="P50">FG: entrada de bens estrangeiros no território aduaneiro;</text:p>
        </text:list-item>
        <text:list-item>
          <text:p text:style-name="P50">considera-se o FG ocorrido:</text:p>
          <text:list>
            <text:list-item>
              <text:p text:style-name="P50">bens nacionalizados (despacho p/ consumo) → data de registro da DI;</text:p>
            </text:list-item>
            <text:list-item>
              <text:p text:style-name="P50">extravio de mercadoria → data do lançamento do CT;</text:p>
            </text:list-item>
            <text:list-item>
              <text:p text:style-name="P50">se antes de se aplicar a pena de perdimento → data do vencimento do prazo de permanência em recinto alfandegado;</text:p>
            </text:list-item>
          </text:list>
        </text:list-item>
        <text:list-item>
          <text:p text:style-name="P50">também incidem sobre importação de serviços:</text:p>
          <text:list>
            <text:list-item>
              <text:p text:style-name="P50">executados no País; ou</text:p>
            </text:list-item>
            <text:list-item>
              <text:p text:style-name="P50">executados no exterior, cujo resultado se verifique no País;</text:p>
            </text:list-item>
            <text:list-item>
              <text:p text:style-name="P50">o FG será a contraprestação ao residente ou domiciliado no exterior, sendo o momento temporal exato a data em que essa contraprestação se efetua;</text:p>
            </text:list-item>
          </text:list>
        </text:list-item>
        <text:list-item>
          <text:p text:style-name="P50">BC: valor aduaneiro;</text:p>
          <text:list>
            <text:list-item>
              <text:p text:style-name="P10">Atenção!<text:span text:style-name="T1"> Lembrar que o valor aduaneiro é obtido pelo AVA, que por sua vez </text:span>veda<text:span text:style-name="T1"> que se incluam na determinação do valor aduaneiro os tributos internos. Logo ICMS, PIS e COFINS </text:span>não<text:span text:style-name="T1"> podem integrar o valor aduaneiro!</text:span></text:p>
            </text:list-item>
          </text:list>
        </text:list-item>
      </text:list>
      <text:p text:style-name="P11"><text:span text:style-name="T1"/></text:p>
      <text:p text:style-name="P51">PIS/Cofins-importação são pagas no momento do <text:span text:style-name="T10">registro da DI</text:span><text:span text:style-name="T1">.</text:span></text:p>
      <text:p text:style-name="P51"><text:span text:style-name="T1">PIS-importação → 2,1% (existem várias exceções).</text:span></text:p>
      <text:p text:style-name="P51"><text:span text:style-name="T1">COFINS-importação → 9,65% (existem várias exceções).</text:span></text:p>
      <text:p text:style-name="P51"><text:span text:style-name="T1"/></text:p>
      <text:p text:style-name="P53"><text:span text:style-name="T12">Contribuintes</text:span><text:span text:style-name="T1"> do PIS/COFINS-importação (semelhantes ao do II), </text:span><text:span text:style-name="T2">de acordo com o </text:span><text:span text:style-name="T11">RA</text:span><text:span text:style-name="T1">:</text:span></text:p>
      <text:list xml:id="list2230023000" text:style-name="L4">
        <text:list-item>
          <text:p text:style-name="P52"><text:soft-page-break/><text:span text:style-name="T10">importador</text:span><text:span text:style-name="T1">, assim considerada qualquer pessoa que promova a entrada de bens estrangeiros no território aduaneiro;</text:span></text:p>
        </text:list-item>
        <text:list-item>
          <text:p text:style-name="P52"><text:span text:style-name="T10">destinatário de RPI</text:span><text:span text:style-name="T1"> indicado pelo remetente;</text:span></text:p>
        </text:list-item>
        <text:list-item>
          <text:p text:style-name="P52"><text:span text:style-name="T10">adquirente</text:span><text:span text:style-name="T1"> da mercadoria entrepostada.</text:span></text:p>
        </text:list-item>
      </text:list>
      <text:p text:style-name="P53"><text:span text:style-name="T1"/></text:p>
      <text:p text:style-name="P55"><text:span text:style-name="T12">Contribuintes</text:span><text:span text:style-name="T1"> do PIS/COFINS-importação, de acordo com a </text:span><text:span text:style-name="T10">L10.825/04</text:span><text:span text:style-name="T1">:</text:span></text:p>
      <text:list xml:id="list2601704965" text:style-name="L15">
        <text:list-item>
          <text:p text:style-name="P54"><text:span text:style-name="T10">PF/PJ</text:span><text:span text:style-name="T1"> </text:span><text:span text:style-name="T10">contratante</text:span><text:span text:style-name="T1"> de serviços de residente/domiciliado no exterior;</text:span></text:p>
        </text:list-item>
        <text:list-item>
          <text:p text:style-name="P13">beneficiário<text:span text:style-name="T1"> do serviço, se contratante também for residente/domiciliado no exterior.</text:span></text:p>
        </text:list-item>
      </text:list>
      <text:p text:style-name="P14"><text:span text:style-name="T4"/></text:p>
      <text:p text:style-name="P14"><text:span text:style-name="T4"/></text:p>
      <text:p text:style-name="P16"><text:span text:style-name="T13">Responsáveis solidários</text:span><text:span text:style-name="T4"> do PIS/COFINS-importação:</text:span></text:p>
      <text:list xml:id="list3259044620" text:style-name="L16">
        <text:list-item>
          <text:p text:style-name="P15"><text:span text:style-name="T3">depositário</text:span><text:span text:style-name="T4">;</text:span></text:p>
        </text:list-item>
        <text:list-item>
          <text:p text:style-name="P15"><text:span text:style-name="T3">transportador</text:span><text:span text:style-name="T4">;</text:span></text:p>
        </text:list-item>
        <text:list-item>
          <text:p text:style-name="P15"><text:span text:style-name="T3">representante </text:span><text:span text:style-name="T4">do transportador estrangeiro;</text:span></text:p>
        </text:list-item>
        <text:list-item>
          <text:p text:style-name="P15"><text:span text:style-name="T4">expedidor, operador de transporte multimodal ou subcontratados;</text:span></text:p>
        </text:list-item>
        <text:list-item>
          <text:p text:style-name="P15"><text:span text:style-name="T3">adquirente</text:span><text:span text:style-name="T4">, quando importação for a sua conta e ordem, por intermédio de PJ importadora.</text:span></text:p>
        </text:list-item>
      </text:list>
      <text:p text:style-name="P16"><text:span text:style-name="T4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II<text:span text:style-name="T1"> → depositário e transportador são </text:span>responsáveis<text:span text:style-name="T1">.</text:span></text:p>
            <text:p text:style-name="P5">PIS/COFINS-importação<text:span text:style-name="T1"> → depositário e transportador são </text:span>responsáveis solidários<text:span text:style-name="T1">.</text:span></text:p>
          </table:table-cell>
        </table:table-row>
      </table:table>
      <text:p text:style-name="P16"><text:span text:style-name="T4"/></text:p>
      <text:p text:style-name="P17"><text:span text:style-name="T4">As EBAS são </text:span><text:span text:style-name="T3">imunes</text:span><text:span text:style-name="T4"> (isentas no texto da CF) de contribuições sociais.</text:span></text:p>
      <text:p text:style-name="P17"><text:span text:style-name="T4"/></text:p>
      <text:p text:style-name="P19"><text:span text:style-name="T3">REPES</text:span><text:span text:style-name="T4">:</text:span></text:p>
      <text:list xml:id="list1876480603" text:style-name="L17">
        <text:list-item>
          <text:p text:style-name="P18"><text:span text:style-name="T4">importação de bens novos de TI com </text:span><text:span text:style-name="T3">suspensão</text:span><text:span text:style-name="T4"> do PIS/COFINS-importação (e do IPI se sem similar nacional);</text:span></text:p>
        </text:list-item>
        <text:list-item>
          <text:p text:style-name="P18"><text:span text:style-name="T5">compromisso de </text:span><text:span text:style-name="T4">exportação &gt; 50% RBV anual.</text:span></text:p>
        </text:list-item>
      </text:list>
      <text:p text:style-name="P19"><text:span text:style-name="T4"/></text:p>
      <text:p text:style-name="P20"><text:span text:style-name="T3">RECAP</text:span><text:span text:style-name="T4">:</text:span></text:p>
      <text:list xml:id="list1860958238" text:style-name="L18">
        <text:list-item>
          <text:p text:style-name="P21"><text:span text:style-name="T4">importação de máquinas e equipamentos com </text:span><text:span text:style-name="T3">suspensão</text:span><text:span text:style-name="T4"> do PIS/COFINS-importação;</text:span></text:p>
        </text:list-item>
        <text:list-item>
          <text:p text:style-name="P21"><text:span text:style-name="T4">exportação no ano-calendário imediatamente anterior &gt;= 50% RBV → deve manter esse percentual por </text:span><text:span text:style-name="T3">2 anos</text:span><text:span text:style-name="T4">;</text:span></text:p>
        </text:list-item>
        <text:list-item>
          <text:p text:style-name="P23"><text:span text:style-name="T4">pode ser usufruído por </text:span><text:span text:style-name="T3">3 anos</text:span><text:span text:style-name="T4">.</text:span></text:p>
        </text:list-item>
      </text:list>
      <text:p text:style-name="P22"><text:span text:style-name="T4"/></text:p>
      <text:p text:style-name="P25"><text:span text:style-name="T3">PJ preponderantemente exportadora</text:span><text:span text:style-name="T4">:</text:span></text:p>
      <text:list xml:id="list2636540578" text:style-name="L19">
        <text:list-item>
          <text:p text:style-name="P24"><text:span text:style-name="T4">compromisso de exportação &gt;= 50% RBV;</text:span></text:p>
        </text:list-item>
        <text:list-item>
          <text:p text:style-name="P24"><text:span text:style-name="T4">importação de insumos com </text:span><text:span text:style-name="T3">suspensão</text:span><text:span text:style-name="T4"> do PIS/COFINS-importação </text:span><text:span text:style-name="T6">(e do IPI também).</text:span></text:p>
        </text:list-item>
      </text:list>
      <text:p text:style-name="P25"><text:span text:style-name="T6"/></text:p>
      <text:p text:style-name="P27"><text:span text:style-name="T8">P</text:span><text:span text:style-name="T3">ADIS</text:span><text:span text:style-name="T4">:</text:span></text:p>
      <text:list xml:id="list2057123774" text:style-name="L20">
        <text:list-item>
          <text:p text:style-name="P26"><text:span text:style-name="T4">importação de máquinas destinadas à indústria de semicondutores com </text:span><text:span text:style-name="T3">redução a 0%</text:span><text:span text:style-name="T4"> do PIS/COFINS-importação (e do IPI também).</text:span></text:p>
        </text:list-item>
      </text:list>
      <text:p text:style-name="P27"><text:span text:style-name="T4"/></text:p>
      <text:p text:style-name="P29"><text:span text:style-name="T3">PATVD</text:span><text:span text:style-name="T4">:</text:span></text:p>
      <text:list xml:id="list1678044326" text:style-name="L21">
        <text:list-item>
          <text:p text:style-name="P28"><text:span text:style-name="T4">importação de máquinas destinadas à fabricação de transmissores de TV digital com </text:span><text:span text:style-name="T3">redução a 0%</text:span><text:span text:style-name="T4"> do PIS/COFINS-importação.</text:span></text:p>
        </text:list-item>
      </text:list>
      <text:p text:style-name="P29"><text:span text:style-name="T4"/></text:p>
      <text:p text:style-name="P31"><text:span text:style-name="T3">REIDI</text:span><text:span text:style-name="T4">:</text:span></text:p>
      <text:list xml:id="list2335177597" text:style-name="L22">
        <text:list-item>
          <text:p text:style-name="P30"><text:span text:style-name="T4">importação de máquinas para uso/incorporação em obras de infraestrutura com </text:span><text:span text:style-name="T3">suspensão</text:span><text:span text:style-name="T4"> do PIS/COFINS-importação;</text:span></text:p>
        </text:list-item>
        <text:list-item>
          <text:p text:style-name="P32"><text:span text:style-name="T4">pode ser usufruído por </text:span><text:span text:style-name="T3">5 anos</text:span><text:span text:style-name="T4">.</text:span></text:p>
        </text:list-item>
      </text:list>
      <text:p text:style-name="P33"><text:soft-page-break/><text:span text:style-name="T7"/></text:p>
      <text:p text:style-name="P34"><text:span text:style-name="T9">R</text:span><text:span text:style-name="T3">ETID</text:span><text:span text:style-name="T4">:</text:span></text:p>
      <text:list xml:id="list3473515530" text:style-name="L23">
        <text:list-item>
          <text:p text:style-name="P35"><text:span text:style-name="T4">importação de bens de defesa nacional com </text:span><text:span text:style-name="T3">suspensão</text:span><text:span text:style-name="T4"> do PIS/COFINS, PIS/COFINS-importação e IPI;</text:span></text:p>
        </text:list-item>
        <text:list-item>
          <text:p text:style-name="P36"><text:span text:style-name="T4">optantes pelo SIMPLES </text:span><text:span text:style-name="T3">não</text:span><text:span text:style-name="T4"> podem se habilitar ao RETID;</text:span></text:p>
        </text:list-item>
        <text:list-item>
          <text:p text:style-name="P37"><text:span text:style-name="T4">se PJ beneficiária do RETID vender bens de defesa nacional à União para uso privativo das FAs:</text:span></text:p>
          <text:list>
            <text:list-item>
              <text:p text:style-name="P37"><text:span text:style-name="T3">aliquota 0%</text:span><text:span text:style-name="T4"> → PIS/COFINS-importação;</text:span></text:p>
            </text:list-item>
            <text:list-item>
              <text:p text:style-name="P37"><text:span text:style-name="T3">isenção</text:span><text:span text:style-name="T4"> → IPI.</text:span></text:p>
            </text:list-item>
          </text:list>
        </text:list-item>
      </text:list>
      <text:p text:style-name="P38"><text:span text:style-name="T4"/></text:p>
      <text:p text:style-name="P40"><text:span text:style-name="T3">REICOMP</text:span><text:span text:style-name="T4">:</text:span></text:p>
      <text:list xml:id="list3724597629" text:style-name="L24">
        <text:list-item>
          <text:p text:style-name="P39"><text:span text:style-name="T4">importação e compra no mercado interno com </text:span><text:span text:style-name="T3">suspensão</text:span><text:span text:style-name="T4"> do PIS/COFINS, PIS/COFINS-importação e IPI;</text:span></text:p>
        </text:list-item>
        <text:list-item>
          <text:p text:style-name="P39"><text:span text:style-name="T4">beneficiários: PJ habilitada p/ fabricação de equipamentos de informática, e PJ habilitada vencedora de licitação para aquisição e assistência técnica de equipamentos de informática.</text:span></text:p>
        </text:list-item>
      </text:list>
      <text:p text:style-name="P40"><text:span text:style-name="T4"/></text:p>
      <text:p text:style-name="P41"><text:span text:style-name="T3">Acetona</text:span><text:span text:style-name="T4"> p/ defensivos agrícolas → </text:span><text:span text:style-name="T3">suspensão</text:span><text:span text:style-name="T4"> PIS/COFINS-importação.</text:span></text:p>
      <text:p text:style-name="P41"><text:span text:style-name="T4"/></text:p>
      <text:p text:style-name="P42"><text:span text:style-name="T3">Navegação de cabotagem/apoio portuário e marítimo</text:span><text:span text:style-name="T4"> → importação de óleo combustível com </text:span><text:span text:style-name="T3">suspensão</text:span><text:span text:style-name="T4"> PIS/COFINS-importação.</text:span></text:p>
      <text:p text:style-name="P42"><text:span text:style-name="T4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uspensão</text:p>
          </table:table-cell>
          <table:table-cell table:style-name="Table2.B1" office:value-type="string">
            <text:p text:style-name="P6">Redução alíquota 0%</text:p>
          </table:table-cell>
        </table:table-row>
        <table:table-row>
          <table:table-cell table:style-name="Table2.A2" office:value-type="string">
            <text:p text:style-name="P7">REPES, REIDI, REICOMP, RETID, RECAP</text:p>
            <text:p text:style-name="P7">Acetona</text:p>
            <text:p text:style-name="P7">Navegação de cabotagem</text:p>
          </table:table-cell>
          <table:table-cell table:style-name="Table2.B2" office:value-type="string">
            <text:p text:style-name="P7">PADIS, PATVD</text:p>
          </table:table-cell>
        </table:table-row>
      </table:table>
      <text:p text:style-name="P42"><text:span text:style-name="T4"/></text:p>
      <text:p text:style-name="P43"><text:span text:style-name="T4">STF: é </text:span><text:span text:style-name="T3">inconstitucional</text:span><text:span text:style-name="T4"> a incluir o ICMS na BC do PIS/COFINS-importação.</text:span></text:p>
      <text:p text:style-name="P43"><text:span text:style-name="T4"/></text:p>
      <text:p text:style-name="P12"><text:span text:style-name="T4">STF: é legítima a cobrança do ICMS por ocasião do desembaraço aduanei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f57a" officeooo:paragraph-rsid="0009f57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E, IPI, PIS/COFINS, ICMS, CIDE-Combustíveis, AFRMM, TUM, incentivos fiscais à export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0:43:03.947000000</meta:creation-date>
    <dc:date>2018-06-08T21:44:31.921000000</dc:date>
    <meta:editing-duration>PT16M2S</meta:editing-duration>
    <meta:editing-cycles>4</meta:editing-cycles>
    <meta:generator>LibreOffice/6.0.1.1$Windows_X86_64 LibreOffice_project/60bfb1526849283ce2491346ed2aa51c465abfe6</meta:generator>
    <meta:document-statistic meta:table-count="2" meta:image-count="0" meta:object-count="0" meta:page-count="3" meta:paragraph-count="84" meta:word-count="858" meta:character-count="5486" meta:non-whitespace-character-count="4764"/>
  </office:meta>
</office:document-meta>
</file>